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adac" officeooo:paragraph-rsid="000fada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fadac" officeooo:paragraph-rsid="000fada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fadac" officeooo:paragraph-rsid="000fad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:</text:p>
      <text:p text:style-name="P2"/>
      <text:p text:style-name="P1">let walter = {</text:p>
      <text:p text:style-name="P1"><text:s text:c="4"/>firstName: 'Walter',</text:p>
      <text:p text:style-name="P1"><text:s text:c="4"/>middleName: 'Hartwell',</text:p>
      <text:p text:style-name="P1"><text:s text:c="4"/>lastName: 'White',</text:p>
      <text:p text:style-name="P1"><text:s text:c="4"/>otherInformation: {</text:p>
      <text:p text:style-name="P1"><text:s text:c="8"/>age: 50,</text:p>
      <text:p text:style-name="P1"><text:s text:c="8"/>profession: 'Teacher',</text:p>
      <text:p text:style-name="P1"><text:s text:c="8"/>married: true,</text:p>
      <text:p text:style-name="P1"><text:s text:c="8"/>spouse: 'Skylar',</text:p>
      <text:p text:style-name="P1"><text:s text:c="8"/>cancer: true</text:p>
      <text:p text:style-name="P1"><text:s text:c="4"/>},</text:p>
      <text:p text:style-name="P1"><text:s text:c="4"/>children: ['Walter Jr', 'Holly']</text:p>
      <text:p text:style-name="P1">};</text:p>
      <text:p text:style-name="P1"/>
      <text:p text:style-name="P1">walter.homeAdress = '308 Negra Arroyo Lane';</text:p>
      <text:p text:style-name="P1">walter.fullName = walter.firstName + " " + walter.middleName + " " + walter.lastName;</text:p>
      <text:p text:style-name="P1"/>
      <text:p text:style-name="P1">console.log('Walter\'s full name is ' + walter.fullName + ".");</text:p>
      <text:p text:style-name="P1">console.log('Walter is ' + walter.otherInformation.age + ' years old.');</text:p>
      <text:p text:style-name="P1">console.log('Walter is married to ' + walter.otherInformation.spouse + ".");</text:p>
      <text:p text:style-name="P1">console.log('Walter\'s oldest child is ' + walter.children[0] + '.');</text:p>
      <text:p text:style-name="P1">console.log('Walter\'s youngest child is ' + walter.children[1] + '.');</text:p>
      <text:p text:style-name="P1">console.log('Walter currently works as a ' + walter.otherInformation.profession + '.')</text:p>
      <text:p text:style-name="P1">console.log('Walter lives at ' + walter.homeAdress + '.');</text:p>
      <text:p text:style-name="P1">if (walter.cancer = true) {</text:p>
      <text:p text:style-name="P1"><text:s text:c="4"/>console.log('Walt is currently cooking methamphetamine to provide for his family after his death.')</text:p>
      <text:p text:style-name="P1">} else {</text:p>
      <text:p text:style-name="P1"><text:s text:c="4"/>console.log('Walt has not begun cooking methamphetamine.')</text:p>
      <text:p text:style-name="P1">}</text:p>
      <text:p text:style-name="P1"/>
      <text:p text:style-name="P3">Output:</text:p>
      <text:p text:style-name="P1"/>
      <text:p text:style-name="P1">Walter's full name is Walter Hartwell White.</text:p>
      <text:p text:style-name="P1">Walter is 50 years old.</text:p>
      <text:p text:style-name="P1">Walter is married to Skylar.</text:p>
      <text:p text:style-name="P1">Walter's oldest child is Walter Jr.</text:p>
      <text:p text:style-name="P1">Walter's youngest child is Holly.</text:p>
      <text:p text:style-name="P1">Walter currently works as a Teacher.</text:p>
      <text:p text:style-name="P1">Walter lives at 308 Negra Arroyo Lane.</text:p>
      <text:p text:style-name="P1">Walt is currently cooking methamphetamine to provide for his family after his death.</text:p>
      <text:p text:style-name="P1"/>
      <text:p text:style-name="P2">Explanation:</text:p>
      <text:p text:style-name="P1"/>
      <text:p text:style-name="P1">– No in-depth explanation needed. Creates a class named 'walter' with some key-values. Some are embedded, such as 'otherInformation' and some are contained within arrays, such as 'children'.</text:p>
      <text:p text:style-name="P1">– Two additional variables are created, 'homeAdress' and 'fullName'.</text:p>
      <text:p text:style-name="P1">– The program then prints the key-values from the class, with an if-statement determining if Walt is currently cooking me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0.4.2$Windows_x86 LibreOffice_project/2b9802c1994aa0b7dc6079e128979269cf95bc78</meta:generator>
    <dc:date>2022-07-10T13:27:08.267000000</dc:date>
    <meta:document-statistic meta:table-count="0" meta:image-count="0" meta:object-count="0" meta:page-count="1" meta:paragraph-count="41" meta:word-count="249" meta:character-count="1819" meta:non-whitespace-character-count="1536"/>
    <meta:user-defined meta:name="Info 1"/>
    <meta:user-defined meta:name="Info 2"/>
    <meta:user-defined meta:name="Info 3"/>
    <meta:user-defined meta:name="Info 4"/>
  </office:meta>
</office:document-meta>
</file>